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25cm" fo:min-width="10cm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5cm" svg:height="7.5cm" svg:x="8.5cm" svg:y="3.5cm">
          <office:event-listeners>
            <presentation:event-listener script:event-name="dom:click" presentation:action="sound">
              <presentation:sound xlink:href="../../../../X2tConverter/test/win32Test/Res/media_example.wav" xlink:type="simple" xlink:show="new" xlink:actuate="onRequest"/>
            </presentation:event-listener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2T16:52:44.369000000</meta:creation-date>
    <dc:date>2023-11-02T16:54:35.294000000</dc:date>
    <meta:editing-duration>PT1M53S</meta:editing-duration>
    <meta:editing-cycles>1</meta:editing-cycles>
    <meta:document-statistic meta:object-count="24"/>
    <meta:generator>LibreOffice/7.6.2.1$Windows_X86_64 LibreOffice_project/56f7684011345957bbf33a7ee678afaf4d2ba333</meta:generator>
  </office:meta>
</office:document-meta>
</file>